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.499cm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bold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line-height="170%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pping the network</text:p>
      <text:p text:style-name="P2"><text:span text:style-name="T1">Defining all the components and devices that comprise your network system so your defensive measures will have no blind spots.</text:span></text:p>
      <text:p text:style-name="P1"/>
      <text:p text:style-name="P1"/>
      <text:p text:style-name="P2">Making compromise difficlt</text:p>
      <text:p text:style-name="P3">Designing a network to be resilient to the most recent cyberattacks.</text:p>
      <text:p text:style-name="P1"/>
      <text:p text:style-name="P1"/>
      <text:p text:style-name="P2">Better detection systems</text:p>
      <text:p text:style-name="P3">Making detection systems more effective in identifying any anomalies or threats.</text:p>
      <text:p text:style-name="P1"/>
      <text:p text:style-name="P1"/>
      <text:p text:style-name="P2">Reducing compromise impact</text:p>
      <text:p text:style-name="P3">If an attacker does manage to invade your network, they will now shift the exploit stage and potentially steal sensitive data. Thus, good systems are difficult to attack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53cm" fo:margin-bottom="1.997cm" fo:margin-left="0.926cm" fo:margin-right="1.18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38S</meta:editing-duration>
    <meta:editing-cycles>3</meta:editing-cycles>
    <meta:generator>OpenOffice/4.1.14$Win32 OpenOffice.org_project/4114m1$Build-9811</meta:generator>
    <dc:date>2023-11-21T15:17:49.36</dc:date>
    <meta:document-statistic meta:table-count="0" meta:image-count="0" meta:object-count="0" meta:page-count="1" meta:paragraph-count="8" meta:word-count="82" meta:character-count="539"/>
    <dc:creator>kaos sevdalisi</dc:creator>
    <meta:user-defined meta:name="Info 1"/>
    <meta:user-defined meta:name="Info 2"/>
    <meta:user-defined meta:name="Info 3"/>
    <meta:user-defined meta:name="Info 4"/>
  </office:meta>
</office:document-meta>
</file>